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8000000B9724DDDC7C7245A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P1" style:family="paragraph" style:parent-style-name="Header">
      <style:text-properties officeooo:rsid="000bc8c3" officeooo:paragraph-rsid="002ab8a5"/>
    </style:style>
    <style:style style:name="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02c8990" style:font-size-asian="9pt" style:font-size-complex="9pt"/>
    </style:style>
    <style:style style:name="P3" style:family="paragraph" style:parent-style-name="Standard">
      <style:text-properties officeooo:paragraph-rsid="002ab8a5"/>
    </style:style>
    <style:style style:name="P4" style:family="paragraph" style:parent-style-name="Text_20_body">
      <style:text-properties officeooo:paragraph-rsid="001f6868"/>
    </style:style>
    <style:style style:name="P5" style:family="paragraph" style:parent-style-name="Text_20_body">
      <style:text-properties officeooo:paragraph-rsid="001fbe86"/>
    </style:style>
    <style:style style:name="P6" style:family="paragraph" style:parent-style-name="Text_20_body">
      <style:text-properties officeooo:paragraph-rsid="0025b04c"/>
    </style:style>
    <style:style style:name="P7" style:family="paragraph" style:parent-style-name="Text_20_body">
      <style:text-properties officeooo:paragraph-rsid="0026e149"/>
    </style:style>
    <style:style style:name="P8" style:family="paragraph" style:parent-style-name="Text_20_body">
      <style:text-properties officeooo:paragraph-rsid="00292eb4"/>
    </style:style>
    <style:style style:name="P9" style:family="paragraph" style:parent-style-name="Text_20_body">
      <style:text-properties officeooo:paragraph-rsid="00294e9d"/>
    </style:style>
    <style:style style:name="P10" style:family="paragraph" style:parent-style-name="Text_20_body">
      <style:text-properties officeooo:paragraph-rsid="001e478c"/>
    </style:style>
    <style:style style:name="P11" style:family="paragraph" style:parent-style-name="Text_20_body">
      <style:text-properties officeooo:paragraph-rsid="00524eb5"/>
    </style:style>
    <style:style style:name="P12" style:family="paragraph" style:parent-style-name="Text_20_body">
      <style:text-properties officeooo:paragraph-rsid="005dad1e"/>
    </style:style>
    <style:style style:name="P13" style:family="paragraph" style:parent-style-name="Text_20_body">
      <style:text-properties officeooo:paragraph-rsid="0069ed0a"/>
    </style:style>
    <style:style style:name="P14" style:family="paragraph" style:parent-style-name="Text_20_body">
      <style:text-properties officeooo:paragraph-rsid="006e7ba9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Heading_20_3">
      <style:text-properties officeooo:paragraph-rsid="001fbe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89e" style:font-weight-asian="bold" style:font-weight-complex="bold"/>
    </style:style>
    <style:style style:name="T3" style:family="text">
      <style:text-properties fo:font-weight="bold" officeooo:rsid="00718345" style:font-weight-asian="bold" style:font-weight-complex="bold"/>
    </style:style>
    <style:style style:name="T4" style:family="text">
      <style:text-properties fo:font-weight="bold" officeooo:rsid="011e1a87" style:font-weight-asian="bold" style:font-weight-complex="bold"/>
    </style:style>
    <style:style style:name="T5" style:family="text">
      <style:text-properties officeooo:rsid="002c899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ba4b"/>
    </style:style>
    <style:style style:name="T8" style:family="text">
      <style:text-properties officeooo:rsid="00104bc1"/>
    </style:style>
    <style:style style:name="T9" style:family="text">
      <style:text-properties officeooo:rsid="0065c89e"/>
    </style:style>
    <style:style style:name="T10" style:family="text">
      <style:text-properties officeooo:rsid="001bdcb8"/>
    </style:style>
    <style:style style:name="T11" style:family="text">
      <style:text-properties fo:font-style="italic" officeooo:rsid="001bdcb8" style:font-style-asian="italic" style:font-style-complex="italic"/>
    </style:style>
    <style:style style:name="T12" style:family="text">
      <style:text-properties style:use-window-font-color="true" officeooo:rsid="01c64a07"/>
    </style:style>
    <style:style style:name="T13" style:family="text">
      <style:text-properties style:use-window-font-color="true" officeooo:rsid="00292eb4"/>
    </style:style>
    <style:style style:name="T14" style:family="text">
      <style:text-properties style:use-window-font-color="true" officeooo:rsid="005dad1e"/>
    </style:style>
    <style:style style:name="T15" style:family="text">
      <style:text-properties officeooo:rsid="0080a81f"/>
    </style:style>
    <style:style style:name="T16" style:family="text">
      <style:text-properties officeooo:rsid="001d6e84"/>
    </style:style>
    <style:style style:name="T17" style:family="text">
      <style:text-properties officeooo:rsid="001e478c"/>
    </style:style>
    <style:style style:name="T18" style:family="text">
      <style:text-properties officeooo:rsid="001f1922"/>
    </style:style>
    <style:style style:name="T19" style:family="text">
      <style:text-properties officeooo:rsid="001f6868"/>
    </style:style>
    <style:style style:name="T20" style:family="text">
      <style:text-properties officeooo:rsid="0021813d"/>
    </style:style>
    <style:style style:name="T21" style:family="text">
      <style:text-properties officeooo:rsid="002373a1"/>
    </style:style>
    <style:style style:name="T22" style:family="text">
      <style:text-properties officeooo:rsid="0023c4f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18345" style:font-weight-asian="normal" style:font-weight-complex="normal"/>
    </style:style>
    <style:style style:name="T25" style:family="text">
      <style:text-properties fo:font-weight="normal" officeooo:rsid="00de8dc2" style:font-weight-asian="normal" style:font-weight-complex="normal"/>
    </style:style>
    <style:style style:name="T26" style:family="text">
      <style:text-properties fo:font-weight="normal" officeooo:rsid="011e1a87" style:font-weight-asian="normal" style:font-weight-complex="normal"/>
    </style:style>
    <style:style style:name="T27" style:family="text">
      <style:text-properties fo:font-weight="normal" officeooo:rsid="0124c8e9" style:font-weight-asian="normal" style:font-weight-complex="normal"/>
    </style:style>
    <style:style style:name="T28" style:family="text">
      <style:text-properties fo:font-weight="normal" officeooo:rsid="017c49d6" style:font-weight-asian="normal" style:font-weight-complex="normal"/>
    </style:style>
    <style:style style:name="T29" style:family="text">
      <style:text-properties fo:font-weight="normal" officeooo:rsid="0089467e" style:font-weight-asian="normal" style:font-weight-complex="normal"/>
    </style:style>
    <style:style style:name="T30" style:family="text">
      <style:text-properties fo:font-weight="normal" officeooo:rsid="0028fe11" style:font-weight-asian="normal" style:font-weight-complex="normal"/>
    </style:style>
    <style:style style:name="T31" style:family="text">
      <style:text-properties fo:font-weight="normal" officeooo:rsid="00e058f3" style:font-weight-asian="normal" style:font-weight-complex="normal"/>
    </style:style>
    <style:style style:name="T32" style:family="text">
      <style:text-properties fo:font-weight="normal" officeooo:rsid="0029b802" style:font-weight-asian="normal" style:font-weight-complex="normal"/>
    </style:style>
    <style:style style:name="T33" style:family="text">
      <style:text-properties fo:font-weight="normal" officeooo:rsid="0089cf45" style:font-weight-asian="normal" style:font-weight-complex="normal"/>
    </style:style>
    <style:style style:name="T34" style:family="text">
      <style:text-properties fo:font-weight="normal" officeooo:rsid="013ac41a" style:font-weight-asian="normal" style:font-weight-complex="normal"/>
    </style:style>
    <style:style style:name="T35" style:family="text">
      <style:text-properties officeooo:rsid="0027afc3"/>
    </style:style>
    <style:style style:name="T36" style:family="text">
      <style:text-properties officeooo:rsid="00292eb4"/>
    </style:style>
    <style:style style:name="T37" style:family="text">
      <style:text-properties officeooo:rsid="00294e9d"/>
    </style:style>
    <style:style style:name="T38" style:family="text">
      <style:text-properties officeooo:rsid="00336dc9"/>
    </style:style>
    <style:style style:name="T39" style:family="text">
      <style:text-properties officeooo:rsid="00341351"/>
    </style:style>
    <style:style style:name="T40" style:family="text">
      <style:text-properties officeooo:rsid="00355e99"/>
    </style:style>
    <style:style style:name="T41" style:family="text">
      <style:text-properties officeooo:rsid="00388d33"/>
    </style:style>
    <style:style style:name="T42" style:family="text">
      <style:text-properties officeooo:rsid="0044835b"/>
    </style:style>
    <style:style style:name="T43" style:family="text">
      <style:text-properties officeooo:rsid="00502959"/>
    </style:style>
    <style:style style:name="T44" style:family="text">
      <style:text-properties officeooo:rsid="00522822"/>
    </style:style>
    <style:style style:name="T45" style:family="text">
      <style:text-properties officeooo:rsid="013ac41a"/>
    </style:style>
    <style:style style:name="T46" style:family="text">
      <style:text-properties officeooo:rsid="00718345"/>
    </style:style>
    <style:style style:name="T47" style:family="text">
      <style:text-properties officeooo:rsid="00524eb5"/>
    </style:style>
    <style:style style:name="T48" style:family="text">
      <style:text-properties officeooo:rsid="005c7ac4"/>
    </style:style>
    <style:style style:name="T49" style:family="text">
      <style:text-properties officeooo:rsid="00613d1a"/>
    </style:style>
    <style:style style:name="T50" style:family="text">
      <style:text-properties officeooo:rsid="0069ed0a"/>
    </style:style>
    <style:style style:name="T51" style:family="text">
      <style:text-properties officeooo:rsid="006c4f86"/>
    </style:style>
    <style:style style:name="T52" style:family="text">
      <style:text-properties officeooo:rsid="006e7ba9"/>
    </style:style>
    <style:style style:name="T53" style:family="text">
      <style:text-properties officeooo:rsid="007095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tep"/>
      </text:sequence-decls>
      <text:h text:style-name="P15" text:outline-level="2"><text:span text:style-name="T48">Software-Wartungs</text:span>vertrag</text:h>
      <text:p text:style-name="P6">(<text:sequence text:ref-name="refStep0" text:name="Step" text:formula="ooow:Step+1" style:num-format="1">1</text:sequence>) Der vorliegende Software-Wartungsvertrag legt die Be­dingungen fest, unter denen der Benutzer Anrecht auf Hil­fe des Dienstleisters bei der Benut­zung von TIM hat.</text:p>
      <text:p text:style-name="P6">(<text:sequence text:ref-name="refStep1" text:name="Step" text:formula="ooow:Step+1" style:num-format="1">2</text:sequence>) Vertragspartner sind einerseits OÜ Rumma &amp; Ko als Dienstleister und anderseits der Rechnungs­empfänger als Benutzer.</text:p>
      <text:h text:style-name="Heading_20_3" text:outline-level="3">Vertragsabschluss</text:h>
      <text:p text:style-name="P9">(<text:sequence text:ref-name="refStep2" text:name="Step" text:formula="ooow:Step+1" style:num-format="1">3</text:sequence>) Durch Ausstellen einer Rechnung über einen Jahres­beitrag erklärt der Dienstleister seine Bereit­schaft, den vor­liegenden Software-<text:span text:style-name="T37">Wartungs</text:span>vertrag mit dem Benut­zer <text:s/>einzu­gehen. </text:p>
      <text:p text:style-name="P6">(<text:sequence text:ref-name="refStep3" text:name="Step" text:formula="ooow:Step+1" style:num-format="1">4</text:sequence>) Zeitraum und Gegenstand des Vertrags sind auf der Rechnung vermerkt. </text:p>
      <text:p text:style-name="Text_20_body">(<text:sequence text:ref-name="refStep4" text:name="Step" text:formula="ooow:Step+1" style:num-format="1">5</text:sequence>) Der Vertrag gilt als abge­schlossen, wenn die Zah­lung des Rechnungsbetrags auf dem Bankkonto des Dienstlei­sters eingetroffen ist. </text:p>
      <text:p text:style-name="P4">(<text:sequence text:ref-name="refStep5" text:name="Step" text:formula="ooow:Step+1" style:num-format="1">6</text:sequence>) Der Vertrag endet automatisch nach dem auf der Rechnung vermerkten Zeitraum. </text:p>
      <text:p text:style-name="P7">(<text:sequence text:ref-name="refStep6" text:name="Step" text:formula="ooow:Step+1" style:num-format="1">7</text:sequence>) <text:span text:style-name="T19">Falls auf der Rechnung ein Zahlungstermin steht, </text:span>muss der Benutzer <text:span text:style-name="T19">b</text:span>ei verspäteter Zahlung zusätzlich Ver­zugs­zinsen von 0,1% pro Tag hinzu­fügen, um den Vertrag abzuschließen.</text:p>
      <text:h text:style-name="P16" text:outline-level="3">Verpflichtungen des <text:span text:style-name="T47">Auftraggebers</text:span> </text:h>
      <text:p text:style-name="P12"><text:span text:style-name="T12">(</text:span><text:span text:style-name="T12"><text:sequence text:ref-name="refStep7" text:name="Step" text:formula="ooow:Step+1" style:num-format="1">8</text:sequence></text:span><text:span text:style-name="T12">) Eine Kontaktperson zur Verfügung stellen, die auftre­tende Probleme </text:span><text:span text:style-name="T14">zentralisiert </text:span><text:span text:style-name="T12">und dem Dienstleister </text:span><text:span text:style-name="T14">mel­det, die </text:span><text:span text:style-name="T12">aktiv bei Wartung und Weiterentwicklungen mit­wirkt sowie alle weiteren Benutzer schult.</text:span></text:p>
      <text:p text:style-name="P7"><text:span text:style-name="T12">(</text:span><text:span text:style-name="T12"><text:sequence text:ref-name="refStep8" text:name="Step" text:formula="ooow:Step+1" style:num-format="1">9</text:sequence></text:span><text:span text:style-name="T12">) </text:span><text:span text:style-name="T10">Mindestens per E-Mail erreichbar sein, idealer­weise auch telefonisch, über </text:span><text:span text:style-name="T11">instant messaging </text:span><text:span text:style-name="T10">oder Internet-Telefon</text:span></text:p>
      <text:p text:style-name="P5"><text:span text:style-name="T12">(</text:span><text:span text:style-name="T12"><text:sequence text:ref-name="refStep9" text:name="Step" text:formula="ooow:Step+1" style:num-format="1">10</text:sequence></text:span><text:span text:style-name="T12">) </text:span><text:span text:style-name="T10">F</text:span>ür ein korrekt funk­tio­nie­rendes <text:span text:style-name="T35">Computer</text:span>sy­stem sor<text:span text:style-name="T10">­</text:span>gen <text:span text:style-name="T10">(z.B. Backups, Netzwerk, Konfigu­ra­tion der Rech­ner und Internet-Clients)</text:span></text:p>
      <text:p text:style-name="P5"><text:span text:style-name="T12">(</text:span><text:span text:style-name="T12"><text:sequence text:ref-name="refStep10" text:name="Step" text:formula="ooow:Step+1" style:num-format="1">11</text:sequence></text:span><text:span text:style-name="T12">) </text:span>Rückfragen des Dienstleister<text:span text:style-name="T42">s</text:span> beantworten und ihm eventuelle Informationen liefern, die er zur Lösungsfin­dung braucht.</text:p>
      <text:p text:style-name="P14">(<text:sequence text:ref-name="refStep11" text:name="Step" text:formula="ooow:Step+1" style:num-format="1">12</text:sequence>) <text:span text:style-name="T52">Patches mit einer neuen Version des Programms oder Änderungen in Konfigurationen </text:span>laut Anweisung in­stallieren.</text:p>
      <text:h text:style-name="P16" text:outline-level="3">Verpflichtungen des Dienstleisters</text:h>
      <text:p text:style-name="P11"><text:span text:style-name="T46">(</text:span><text:span text:style-name="T46"><text:sequence text:ref-name="refStep12" text:name="Step" text:formula="ooow:Step+1" style:num-format="1">13</text:sequence></text:span><text:span text:style-name="T46">) Der Dienstleister ist verantwortlich für </text:span>Analyse, Pro­grammierung, Instal­lation, Wartung und Weiterentwick­lung <text:span text:style-name="T15">der Software.</text:span></text:p>
      <text:p text:style-name="P11"><text:span text:style-name="T24">(</text:span><text:span text:style-name="T24"><text:sequence text:ref-name="refStep13" text:name="Step" text:formula="ooow:Step+1" style:num-format="1">14</text:sequence></text:span><text:span text:style-name="T24">) Der Dienstleister </text:span><text:span text:style-name="T25">ist </text:span><text:span text:style-name="T26">werktags von 8 bis 18 Uhr tele­fonisch </text:span><text:span text:style-name="T4">erreichbar</text:span><text:span text:style-name="T26">. </text:span><text:span text:style-name="T27">Er beantwortet </text:span><text:span text:style-name="T26">alle Problemmeldun­gen, die vom </text:span><text:span text:style-name="T24">Auftrag</text:span><text:span text:style-name="T27">geber </text:span><text:span text:style-name="T28">gemeldet </text:span><text:span text:style-name="T26">werden. </text:span><text:span text:style-name="T29">Bei </text:span><text:span text:style-name="T30">vorheri­ger Absprache garantier</text:span><text:span text:style-name="T25">ten wir </text:span><text:span text:style-name="T31">prioritäre </text:span><text:span text:style-name="T30">Bearbeitung Ih­rer Anfrage</text:span><text:span text:style-name="T32">n</text:span><text:span text:style-name="T33">.</text:span></text:p>
      <text:p text:style-name="P11"><text:span text:style-name="T24">(</text:span><text:span text:style-name="T24"><text:sequence text:ref-name="refStep14" text:name="Step" text:formula="ooow:Step+1" style:num-format="1">15</text:sequence></text:span><text:span text:style-name="T24">) Der Dienstleister </text:span><text:span text:style-name="T26">behandel</text:span><text:span text:style-name="T23">t die </text:span><text:span text:style-name="T4">Daten des </text:span><text:span text:style-name="T3">Auftrag­</text:span><text:span text:style-name="T1">geber</text:span><text:span text:style-name="T4">s </text:span><text:span text:style-name="T26">vertraulich.</text:span></text:p>
      <text:p text:style-name="P11"><text:span text:style-name="T45">(</text:span><text:span text:style-name="T45"><text:sequence text:ref-name="refStep15" text:name="Step" text:formula="ooow:Step+1" style:num-format="1">16</text:sequence></text:span><text:span text:style-name="T45">) Alle Programmierungsarbeiten im Rahmen des Pro­jektes werden als </text:span><text:span text:style-name="T2">freie Soft­ware</text:span><text:span text:style-name="T9"> veröffentlicht und kön­nen somit potentiell auch durch andere Organisatio­nen benutzt und/oder weiterentwickelt werden. Der Dienstlei­ster achtet darauf, dass der </text:span><text:span text:style-name="T34">Quellcode</text:span><text:span text:style-name="T45"> öffentlich verfüg­bar ist und notfalls auch durch andere Programmierer ge­wartet und weiterentwickelt werden kann. </text:span></text:p>
      <text:h text:style-name="Heading_20_3" text:outline-level="3">Dienstleistungen auf Distanz</text:h>
      <text:p text:style-name="P13">(<text:sequence text:ref-name="refStep16" text:name="Step" text:formula="ooow:Step+1" style:num-format="1">17</text:sequence>) Normale <text:span text:style-name="T39">Dienstleistungen im Rahmen des War­tungsvertrags </text:span>werden nicht zusätzlich fakturiert. Als nor­male <text:span text:style-name="T39">Dienstleistungen </text:span>gelten Antwort auf Fragen zur Be­nutzung der Software, Opti­mierung <text:span text:style-name="T21">bestehender </text:span>Funktion­en, Hilfestellung bei Diagno­se von Proble­men <text:span text:style-name="T38">sowie Behebung von </text:span>Probleme<text:span text:style-name="T20">n, die durch Arbeiten des Dienstleisters verursacht wur­den, z.B.</text:span> nach einem Upgrade. </text:p>
      <text:p text:style-name="Text_20_body">(<text:sequence text:ref-name="refStep17" text:name="Step" text:formula="ooow:Step+1" style:num-format="1">18</text:sequence>) Alle anderen Dienstleistungen gelten als Sonderproj­ekt und werden zusätzlich berechnet. </text:p>
      <text:p text:style-name="Text_20_body">(<text:sequence text:ref-name="refStep18" text:name="Step" text:formula="ooow:Step+1" style:num-format="1">19</text:sequence>) Beispiele für Sonderprojekte sind u.a. Schulung ei­nes neuen Benutzers, Einbauen von neuen Soft<text:span text:style-name="T50">­</text:span>ware<text:span text:style-name="T50">­</text:span>funk<text:span text:style-name="T50">­</text:span>t­ionen, Hilfestel­lung nach fahr­lässiger Be<text:span text:style-name="T50">­</text:span>nut­zung oder bei unzurei­chend funktionsfähi­gem Computer<text:span text:style-name="T49">­</text:span>system.</text:p>
      <text:h text:style-name="Heading_20_3" text:outline-level="3">Dienstleistungen vor Ort</text:h>
      <text:p text:style-name="Text_20_body">(<text:sequence text:ref-name="refStep19" text:name="Step" text:formula="ooow:Step+1" style:num-format="1">20</text:sequence>) Wenn der Benutzer einen Einsatz des Dienst­leisters vor Ort wünscht, kontaktiert er diesen zwecks Terminab­sprache.</text:p>
      <text:p text:style-name="Text_20_body">(<text:sequence text:ref-name="refStep20" text:name="Step" text:formula="ooow:Step+1" style:num-format="1">21</text:sequence>) Je nach Bedarf plant der Dienstleister Aufent­halte in <text:span text:style-name="T22">Belgien</text:span>, die er per E-Mail ankündigt.</text:p>
      <text:p text:style-name="Text_20_body">(<text:sequence text:ref-name="refStep21" text:name="Step" text:formula="ooow:Step+1" style:num-format="1">22</text:sequence>) Um Anrecht auf Dienstleistungen vor Ort zu ha­ben, muss der Jahresbeitrag bezahlt worden sein. </text:p>
      <text:p text:style-name="Text_20_body">(<text:sequence text:ref-name="refStep22" text:name="Step" text:formula="ooow:Step+1" style:num-format="1">23</text:sequence>) Arbeiten vor Ort werden in jedem Fall zum Stunden<text:span text:style-name="T53">­</text:span>tarif fakturiert; auch wenn dabei Arbeiten ge­macht wur­den, die <text:span text:style-name="T16">auf Distanz </text:span>kosten­los gewe­sen wären. </text:p>
      <text:p text:style-name="Text_20_body">(<text:sequence text:ref-name="refStep23" text:name="Step" text:formula="ooow:Step+1" style:num-format="1">24</text:sequence>) Stundentarif ist <text:span text:style-name="T43">7</text:span>0 € <text:span text:style-name="T44">z</text:span>zgl. gesetzli­cher Mehr<text:span text:style-name="T50">­</text:span>wert<text:span text:style-name="T50">­</text:span>steue­r.</text:p>
      <text:h text:style-name="Heading_20_3" text:outline-level="3">Haftungsausschluss</text:h>
      <text:p text:style-name="P10"><text:span text:style-name="T12">(</text:span><text:span text:style-name="T12"><text:sequence text:ref-name="refStep24" text:name="Step" text:formula="ooow:Step+1" style:num-format="1">25</text:sequence></text:span><text:span text:style-name="T12">) </text:span>Der Dienstleister garantiert nicht die <text:span text:style-name="T6">Fehlerfrei­heit der Software,</text:span> sondern seine <text:span text:style-name="T6">Hilfe­stellung</text:span> bei Proble­men.</text:p>
      <text:p text:style-name="Text_20_body"><text:span text:style-name="T12">(</text:span><text:span text:style-name="T12"><text:sequence text:ref-name="refStep25" text:name="Step" text:formula="ooow:Step+1" style:num-format="1">26</text:sequence></text:span><text:span text:style-name="T12">) </text:span>Sollte jemand aufgrund der Benutzung <text:span text:style-name="T8">oder Nichtbe­nutzbarkeit </text:span>der Software zu Schaden kom­men, kann der Dienstleister dafür nicht <text:span text:style-name="T8">rechtlich </text:span>haftbar ge­macht wer­den.</text:p>
      <text:p text:style-name="P10"><text:span text:style-name="T12">(</text:span><text:span text:style-name="T12"><text:sequence text:ref-name="refStep26" text:name="Step" text:formula="ooow:Step+1" style:num-format="1">27</text:sequence></text:span><text:span text:style-name="T12">) </text:span><text:span text:style-name="T7">Im Falle eines Problems tun alle Beteilig­ten ihr Be­stes, um das Problem zu lösen.</text:span></text:p>
      <text:h text:style-name="Heading_20_3" text:outline-level="3">Sonstige Regeln</text:h>
      <text:p text:style-name="P8"><text:span text:style-name="T12">(</text:span><text:span text:style-name="T12"><text:sequence text:ref-name="refStep27" text:name="Step" text:formula="ooow:Step+1" style:num-format="1">28</text:sequence></text:span><text:span text:style-name="T12">) </text:span><text:span text:style-name="T13">Der Vertrag wird automatisch verlän­gert durch eine Rechnung des </text:span>Dienstleister<text:span text:style-name="T36">s</text:span> für das näch­ste Beitrags<text:span text:style-name="T51">­</text:span>jahr.</text:p>
      <text:p text:style-name="P8"><text:span text:style-name="T12">(</text:span><text:span text:style-name="T12"><text:sequence text:ref-name="refStep28" text:name="Step" text:formula="ooow:Step+1" style:num-format="1">29</text:sequence></text:span><text:span text:style-name="T12">) </text:span><text:span text:style-name="T13">Eventuelle Absicht zur Nicht-Verlängerung wird dem Partner unverzüglich mitgeteilt.</text:span></text:p>
      <text:p text:style-name="Text_20_body">(<text:sequence text:ref-name="refStep29" text:name="Step" text:formula="ooow:Step+1" style:num-format="1">30</text:sequence>) <text:span text:style-name="T36">Der </text:span>Jahresbeitr<text:span text:style-name="T36">ag</text:span> <text:span text:style-name="T36">wird jedes Jahr </text:span>ent­sprechend des belgischen Ge­sundheitsindexes <text:s/><text:span text:style-name="T17">an­gepasst</text:span>.</text:p>
      <text:p text:style-name="Text_20_body">(<text:sequence text:ref-name="refStep30" text:name="Step" text:formula="ooow:Step+1" style:num-format="1">31</text:sequence>) Dienst<text:span text:style-name="T41">l</text:span>eister und Benutzer können jederzeit einvern­ehmlich die Höhe des Jahresbeitrags anpas­sen. Plausi­ble Begründung für sol<text:span text:style-name="T40">c</text:span>he Anpassungen sind z.B. Ände­rungen im Umfang der Software oder struk­turelle oder personelle Veränderung­en des Be­nutzers.</text:p>
      <text:p text:style-name="Text_20_body"><text:span text:style-name="T12">(</text:span><text:span text:style-name="T12"><text:sequence text:ref-name="refStep31" text:name="Step" text:formula="ooow:Step+1" style:num-format="1">32</text:sequence></text:span><text:span text:style-name="T12">) </text:span>Rechnungen über Jahresbeiträge dürfen auch <text:span text:style-name="T18">stück­weise bezahlt </text:span>werden, also z.B. ¼ der Ge­samtsumme alle drei Monate. Wobei der Benut­zer dann selbst dafür verantwortlich ist, dass jede ein­zelne Teil­zahlung recht­zeitig ausgeführt wi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language="de" fo:country="DE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1.01mm" fo:margin-bottom="1.01mm" loext:contextual-spacing="false" fo:text-align="justify" style:justify-single-word="false" fo:text-indent="0m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0pt" fo:background-color="transparent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4.23mm" fo:margin-bottom="4.99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.01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4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1.01mm" fo:margin-bottom="1.01mm" loext:contextual-spacing="false" fo:background-color="transparent">
        <style:tab-stops/>
      </style:paragraph-properties>
      <style:text-properties style:font-name="Liberation Sans1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>
      <style:paragraph-properties fo:margin-top="0mm" fo:margin-bottom="1.01mm" loext:contextual-spacing="false" text:number-lines="false" text:line-number="0"/>
      <style:text-properties style:font-name="Liberation Sans" fo:font-family="'Liberation Sans'" style:font-style-name="Regular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4.99mm" style:type="center"/>
          <style:tab-stop style:position="189.99mm" style:type="right"/>
        </style:tab-stops>
      </style:paragraph-properties>
    </style:style>
    <style:style style:name="Header" style:family="paragraph" style:parent-style-name="Standard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style style:name="Table4" style:family="table">
      <style:table-properties style:width="189.99mm" style:rel-width="100%" fo:margin-left="0mm" table:align="left"/>
    </style:style>
    <style:style style:name="Table4.A" style:family="table-column">
      <style:table-column-properties style:column-width="14.76mm" style:rel-column-width="837*"/>
    </style:style>
    <style:style style:name="Table4.B" style:family="table-column">
      <style:table-column-properties style:column-width="175.22mm" style:rel-column-width="9934*"/>
    </style:style>
    <style:style style:name="Table4.A1" style:family="table-cell">
      <style:table-cell-properties style:vertical-align="middle" fo:padding="0.97mm" fo:border-left="none" fo:border-right="none" fo:border-top="0.05pt solid #000000" fo:border-bottom="none"/>
    </style:style>
    <style:style style:name="Table4.B1" style:family="table-cell">
      <style:table-cell-properties fo:padding="0.97mm" fo:border-left="none" fo:border-right="none" fo:border-top="0.05pt solid #000000" fo:border-bottom="none"/>
    </style:style>
    <style:style style:name="MP1" style:family="paragraph" style:parent-style-name="Header">
      <style:text-properties officeooo:rsid="000bc8c3" officeooo:paragraph-rsid="002ab8a5"/>
    </style:style>
    <style:style style:name="M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02c8990" style:font-size-asian="9pt" style:font-size-complex="9pt"/>
    </style:style>
    <style:style style:name="MP3" style:family="paragraph" style:parent-style-name="Standard">
      <style:text-properties officeooo:paragraph-rsid="002ab8a5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c8990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9.99mm" fo:page-height="296.99mm" style:num-format="1" style:print-orientation="portrait" fo:margin-top="10mm" fo:margin-bottom="10mm" fo:margin-left="10mm" fo:margin-right="1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99ccff" style:footnote-max-height="0mm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99ccff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draw:frame draw:style-name="Mfr1" draw:name="Image4" text:anchor-type="as-char" svg:width="10.09mm" svg:height="9mm" draw:z-index="0"><draw:image xlink:href="Pictures/10000201000000C8000000B9724DDDC7C7245A5B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2"><text:span text:style-name="MT1">Rumma &amp; Ko OÜ</text:span><text:line-break/>Software-Wartungsvertrag<text:span text:style-name="MT2">, Stand </text:span><text:date style:data-style-name="N36" text:date-value="2020-03-03T12:16:26.599375423">03.03.2020</text:date><text:s/><text:time style:data-style-name="N41" text:time-value="2020-03-03T12:16:26.599529441">12:15:41</text:time></text:p>
            </table:table-cell>
          </table:table-row>
        </table:table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uc Saffre</meta:initial-creator>
    <meta:creation-date>2005-04-07T15:32:33</meta:creation-date>
    <dc:date>2020-03-03T12:16:26.442619728</dc:date>
    <meta:printed-by>Luc Saffre</meta:printed-by>
    <meta:print-date>2005-04-08T20:01:11</meta:print-date>
    <meta:editing-cycles>126</meta:editing-cycles>
    <meta:editing-duration>PT11H16M30S</meta:editing-duration>
    <meta:document-statistic meta:table-count="1" meta:image-count="1" meta:object-count="0" meta:page-count="1" meta:paragraph-count="42" meta:word-count="639" meta:character-count="5141" meta:non-whitespace-character-count="4531"/>
    <meta:user-defined meta:name="Info 1"/>
    <meta:user-defined meta:name="Info 2"/>
    <meta:user-defined meta:name="Info 3"/>
    <meta:user-defined meta:name="Info 4"/>
  </office:meta>
</office:document-meta>
</file>